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240.01pt"/>
    </style:style>
    <style:style style:name="co3" style:family="table-column">
      <style:table-column-properties fo:break-before="auto" style:column-width="296.25pt"/>
    </style:style>
    <style:style style:name="co4" style:family="table-column">
      <style:table-column-properties fo:break-before="auto" style:column-width="127.5pt"/>
    </style:style>
    <style:style style:name="co5" style:family="table-column">
      <style:table-column-properties fo:break-before="auto" style:column-width="51pt"/>
    </style:style>
    <style:style style:name="co6" style:family="table-column">
      <style:table-column-properties fo:break-before="auto" style:column-width="110.24pt"/>
    </style:style>
    <style:style style:name="co7" style:family="table-column">
      <style:table-column-properties fo:break-before="auto" style:column-width="269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Hashs">
      <style:table-properties table:display="true" style:writing-mode="lr-tb"/>
    </style:style>
    <style:style style:name="ta2" style:family="table" style:master-page-name="PageStyle_5f_Prints">
      <style:table-properties table:display="true" style:writing-mode="lr-tb"/>
    </style:style>
    <style:style style:name="ta3" style:family="table" style:master-page-name="PageStyle_5f_Configuração_20_de_20_MáquinasTempo">
      <style:table-properties table:display="true" style:writing-mode="lr-tb"/>
    </style:style>
    <style:style style:name="ta4" style:family="table" style:master-page-name="PageStyle_5f_Gráficos">
      <style:table-properties table:display="true" style:writing-mode="lr-tb"/>
    </style:style>
    <style:style style:name="ce1" style:family="table-cell" style:parent-style-name="Default">
      <style:table-cell-properties fo:background-color="#f3f3f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 style:data-style-name="N125">
      <style:table-cell-properties fo:background-color="#bfbfb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f1d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99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33cc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9447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00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0099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33cc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33cc6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fo:background-color="#94476b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ff950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0099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950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94476b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33cc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950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94bd5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ackground-color="#33cc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c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7030a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background-color="#d0e0e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fo:background-color="#d0e0e3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order="none"/>
    </style:style>
    <style:style style:name="ce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14]))&gt;0)" style:apply-style-name="ConditionalStyle_5f_1" style:base-cell-address="Prints.B14"/>
    </style:style>
    <style:style style:name="ce6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map style:condition="is-true-formula(LEN(TRIM([.B14]))&gt;0)" style:apply-style-name="ConditionalStyle_5f_1" style:base-cell-address="Prints.B14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ackground-color="#d0e0e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9" style:family="table-cell" style:parent-style-name="Default">
      <style:table-cell-properties fo:background-color="#a4c2f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3]))&gt;0)" style:apply-style-name="ConditionalStyle_5f_1" style:base-cell-address="'Configuração de MáquinasTempo'.B3"/>
    </style:style>
    <style:style style:name="ce74" style:family="table-cell" style:parent-style-name="Default">
      <style:table-cell-properties fo:border-bottom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3]))&gt;0)" style:apply-style-name="ConditionalStyle_5f_1" style:base-cell-address="'Configuração de MáquinasTempo'.B3"/>
    </style:style>
    <style:style style:name="ce7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3]))&gt;0)" style:apply-style-name="ConditionalStyle_5f_1" style:base-cell-address="'Configuração de MáquinasTempo'.B3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3]))&gt;0)" style:apply-style-name="ConditionalStyle_5f_1" style:base-cell-address="'Configuração de MáquinasTempo'.B3"/>
    </style:style>
    <style:style style:name="ce8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fo:background-color="#cccccc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as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s.: Observe que tem outras duas planilhas já criadas para serem "implementadas"</text:p>
          </table:table-cell>
          <table:covered-table-cell table:number-columns-repeated="4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5" table:number-rows-spanned="1">
            <text:p>Senhas</text:p>
          </table:table-cell>
          <table:covered-table-cell table:number-columns-repeated="4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hash</text:p>
          </table:table-cell>
          <table:table-cell table:style-name="ce29" office:value-type="string" calcext:value-type="string">
            <text:p>Dicas</text:p>
          </table:table-cell>
          <table:table-cell table:style-name="ce35" office:value-type="string" calcext:value-type="string">
            <text:p>Tempo efetivo</text:p>
          </table:table-cell>
          <table:table-cell table:style-name="ce29" office:value-type="string" calcext:value-type="string">
            <text:p>Senha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01499346f9267b51e35095365aed4f15</text:p>
          </table:table-cell>
          <table:table-cell table:style-name="ce30"/>
          <table:table-cell table:style-name="ce4" office:value-type="float" office:value="943" calcext:value-type="float">
            <text:p>943</text:p>
          </table:table-cell>
          <table:table-cell table:style-name="ce37" office:value-type="string" calcext:value-type="string">
            <text:p>H@0b</text:p>
          </table:table-cell>
          <table:table-cell table:style-name="ce39"/>
          <table:table-cell table:style-name="ce40" office:value-type="string" calcext:value-type="string">
            <text:p>N° de Digitos</text:p>
          </table:table-cell>
          <table:table-cell table:style-name="ce40" office:value-type="string" calcext:value-type="string">
            <text:p>Cores</text:p>
          </table:table-cell>
          <table:table-cell table:style-name="ce40" office:value-type="string" calcext:value-type="string">
            <text:p>Calculos</text:p>
          </table:table-cell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02df778c4e10cdbccf0d0a7ba3f0e896</text:p>
          </table:table-cell>
          <table:table-cell table:style-name="ce31"/>
          <table:table-cell table:style-name="ce36"/>
          <table:table-cell table:style-name="ce38"/>
          <table:table-cell table:style-name="ce30"/>
          <table:table-cell table:style-name="ce41" office:value-type="float" office:value="4" calcext:value-type="float">
            <text:p>4</text:p>
          </table:table-cell>
          <table:table-cell table:style-name="ce44" office:value-type="string" calcext:value-type="string">
            <text:p>Vermelho</text:p>
          </table:table-cell>
          <table:table-cell table:style-name="ce51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05dc54fe448e122a4ffc072989c6a4da</text:p>
          </table:table-cell>
          <table:table-cell table:style-name="ce32"/>
          <table:table-cell table:style-name="ce36"/>
          <table:table-cell table:style-name="ce38"/>
          <table:table-cell table:style-name="ce30"/>
          <table:table-cell table:style-name="ce41" office:value-type="float" office:value="5" calcext:value-type="float">
            <text:p>5</text:p>
          </table:table-cell>
          <table:table-cell table:style-name="ce45" office:value-type="string" calcext:value-type="string">
            <text:p>Verde</text:p>
          </table:table-cell>
          <table:table-cell table:style-name="ce51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05e124f4627deea91cd084e69bd59e70</text:p>
          </table:table-cell>
          <table:table-cell table:style-name="ce32"/>
          <table:table-cell table:style-name="ce36"/>
          <table:table-cell table:style-name="ce38"/>
          <table:table-cell table:style-name="ce30"/>
          <table:table-cell table:style-name="ce41" office:value-type="float" office:value="6" calcext:value-type="float">
            <text:p>6</text:p>
          </table:table-cell>
          <table:table-cell table:style-name="ce46" office:value-type="string" calcext:value-type="string">
            <text:p>Azul</text:p>
          </table:table-cell>
          <table:table-cell table:style-name="ce51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063e135edd3573c0628a5895ef1c21e4</text:p>
          </table:table-cell>
          <table:table-cell table:style-name="ce32"/>
          <table:table-cell table:style-name="ce36"/>
          <table:table-cell table:style-name="ce38"/>
          <table:table-cell table:style-name="ce30"/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Laranja</text:p>
          </table:table-cell>
          <table:table-cell table:style-name="ce51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0a608d375b0c0d615b258c479ede7646</text:p>
          </table:table-cell>
          <table:table-cell table:style-name="ce32"/>
          <table:table-cell table:style-name="ce36"/>
          <table:table-cell table:style-name="ce38"/>
          <table:table-cell table:style-name="ce30"/>
          <table:table-cell table:style-name="ce41" office:value-type="float" office:value="8" calcext:value-type="float">
            <text:p>8</text:p>
          </table:table-cell>
          <table:table-cell table:style-name="ce48" office:value-type="string" calcext:value-type="string">
            <text:p>Roxo</text:p>
          </table:table-cell>
          <table:table-cell table:style-name="ce51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>
            <text:p>0a76d8749da8f67c37b6a3678d45ce9a</text:p>
          </table:table-cell>
          <table:table-cell table:style-name="ce32"/>
          <table:table-cell table:style-name="ce4" office:value-type="float" office:value="727" calcext:value-type="float">
            <text:p>727</text:p>
          </table:table-cell>
          <table:table-cell table:style-name="ce37" office:value-type="string" calcext:value-type="string">
            <text:p>UniX</text:p>
          </table:table-cell>
          <table:table-cell table:style-name="ce30"/>
          <table:table-cell table:style-name="ce41" office:value-type="float" office:value="9" calcext:value-type="float">
            <text:p>9</text:p>
          </table:table-cell>
          <table:table-cell table:style-name="ce49" office:value-type="string" calcext:value-type="string">
            <text:p>Amarelo</text:p>
          </table:table-cell>
          <table:table-cell table:style-name="ce5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118d3b84ae7f0abcd6c428d08de40327</text:p>
          </table:table-cell>
          <table:table-cell table:style-name="ce32"/>
          <table:table-cell table:style-name="ce4" office:value-type="float" office:value="5089" calcext:value-type="float">
            <text:p>5089</text:p>
          </table:table-cell>
          <table:table-cell table:style-name="ce37" office:value-type="float" office:value="7291735" calcext:value-type="float">
            <text:p>7291735</text:p>
          </table:table-cell>
          <table:table-cell table:style-name="ce30"/>
          <table:table-cell table:style-name="ce42" office:value-type="string" calcext:value-type="string" table:number-columns-spanned="2" table:number-rows-spanned="1">
            <text:p>Faltam:</text:p>
          </table:table-cell>
          <table:covered-table-cell table:style-name="ce50"/>
          <table:table-cell table:style-name="ce53" office:value-type="float" office:value="49" calcext:value-type="float">
            <text:p>49</text:p>
          </table:table-cell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11a2d0f6d8bb89b254b53577f0054bd6</text:p>
          </table:table-cell>
          <table:table-cell table:style-name="ce32"/>
          <table:table-cell table:style-name="ce36"/>
          <table:table-cell table:style-name="ce38"/>
          <table:table-cell table:style-name="ce30"/>
          <table:table-cell table:style-name="ce43" office:value-type="string" calcext:value-type="string" table:number-columns-spanned="2" table:number-rows-spanned="1">
            <text:p>Total:</text:p>
          </table:table-cell>
          <table:covered-table-cell table:style-name="ce50"/>
          <table:table-cell table:style-name="ce53" office:value-type="float" office:value="74" calcext:value-type="float">
            <text:p>74</text:p>
          </table:table-cell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13240457817d091164402b9604824b67</text:p>
          </table:table-cell>
          <table:table-cell table:style-name="ce32"/>
          <table:table-cell table:style-name="ce4" office:value-type="float" office:value="78001" calcext:value-type="float">
            <text:p>78001</text:p>
          </table:table-cell>
          <table:table-cell table:style-name="ce37" office:value-type="string" calcext:value-type="string">
            <text:p>L!$t@</text:p>
          </table:table-cell>
          <table:table-cell table:style-name="ce30"/>
          <table:table-cell table:style-name="ce42" office:value-type="string" calcext:value-type="string" table:number-columns-spanned="2" table:number-rows-spanned="1">
            <text:p>Percentual(%) Quebrado:</text:p>
          </table:table-cell>
          <table:covered-table-cell table:style-name="ce50"/>
          <table:table-cell table:style-name="ce53" office:value-type="float" office:value="60.16" calcext:value-type="float">
            <text:p>60.16</text:p>
          </table:table-cell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15c15c7d610a6c3b6aa8b78694b0d6e1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string" calcext:value-type="string">
            <text:p>19d6ebafc1e11bea79fb2b85aa760ad9</text:p>
          </table:table-cell>
          <table:table-cell table:style-name="ce32"/>
          <table:table-cell table:style-name="ce4" office:value-type="float" office:value="21608" calcext:value-type="float">
            <text:p>21608</text:p>
          </table:table-cell>
          <table:table-cell table:style-name="ce37" office:value-type="string" calcext:value-type="string">
            <text:p>GrOb0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1ad986911cd5e67c70af2d16e40f5690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1d867c84d76d2c19579c75e6e4f254bf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9" office:value-type="string" calcext:value-type="string">
            <text:p>2271dc8fa2a6ff3b4c23180a66c480dc</text:p>
          </table:table-cell>
          <table:table-cell table:style-name="ce32"/>
          <table:table-cell table:style-name="ce4" office:value-type="float" office:value="6903" calcext:value-type="float">
            <text:p>6903</text:p>
          </table:table-cell>
          <table:table-cell table:style-name="ce37" office:value-type="string" calcext:value-type="string">
            <text:p>snaHk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6" office:value-type="string" calcext:value-type="string">
            <text:p>229ae56bf5c7e60a1d0db30b423e6af6</text:p>
          </table:table-cell>
          <table:table-cell table:style-name="ce32"/>
          <table:table-cell table:style-name="ce4" office:value-type="float" office:value="43" calcext:value-type="float">
            <text:p>43</text:p>
          </table:table-cell>
          <table:table-cell table:style-name="ce37" office:value-type="string" calcext:value-type="string">
            <text:p>asdh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22f3c20a643b0c7379e73da5e0021877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1" office:value-type="string" calcext:value-type="string">
            <text:p>24d9e03366dcce1db9368167c7db561e</text:p>
          </table:table-cell>
          <table:table-cell table:style-name="ce33" office:value-type="string" calcext:value-type="string">
            <text:p>Os quatro últimos dígitos são uma cópia dos quatro primeiros</text:p>
          </table:table-cell>
          <table:table-cell table:style-name="ce4" office:value-type="float" office:value="309" calcext:value-type="float">
            <text:p>309</text:p>
          </table:table-cell>
          <table:table-cell table:style-name="ce37" office:value-type="string" calcext:value-type="string">
            <text:p>NcA@NcA@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1" office:value-type="string" calcext:value-type="string">
            <text:p>27faa2d4a2f82da34071354147266386</text:p>
          </table:table-cell>
          <table:table-cell table:style-name="ce33" office:value-type="string" calcext:value-type="string">
            <text:p>Primeiro caractere é "H" e o quinto é "T".</text:p>
          </table:table-cell>
          <table:table-cell table:style-name="ce4" office:value-type="float" office:value="7558" calcext:value-type="float">
            <text:p>7558</text:p>
          </table:table-cell>
          <table:table-cell table:style-name="ce37" office:value-type="string" calcext:value-type="string">
            <text:p>HighTech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6" office:value-type="string" calcext:value-type="string">
            <text:p>2b8160cf839671250fc0dabac7cc1d4e</text:p>
          </table:table-cell>
          <table:table-cell table:style-name="ce32"/>
          <table:table-cell table:style-name="ce4" office:value-type="float" office:value="1895" calcext:value-type="float">
            <text:p>1895</text:p>
          </table:table-cell>
          <table:table-cell table:style-name="ce37" office:value-type="string" calcext:value-type="string">
            <text:p>AdeS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6" office:value-type="string" calcext:value-type="string">
            <text:p>2f4278d6d27c99dc212f23093ae9ac8e</text:p>
          </table:table-cell>
          <table:table-cell table:style-name="ce32"/>
          <table:table-cell table:style-name="ce4" office:value-type="float" office:value="714" calcext:value-type="float">
            <text:p>714</text:p>
          </table:table-cell>
          <table:table-cell table:style-name="ce37" office:value-type="string" calcext:value-type="string">
            <text:p>8ahd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6" office:value-type="string" calcext:value-type="string">
            <text:p>31be29a3d43701323c50de65d71af097</text:p>
          </table:table-cell>
          <table:table-cell table:style-name="ce32"/>
          <table:table-cell table:style-name="ce4" office:value-type="float" office:value="272" calcext:value-type="float">
            <text:p>272</text:p>
          </table:table-cell>
          <table:table-cell table:style-name="ce37" office:value-type="string" calcext:value-type="string">
            <text:p>bFaG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34751c79b023a5da62e40f84b39d7152</text:p>
          </table:table-cell>
          <table:table-cell table:style-name="ce32"/>
          <table:table-cell table:style-name="ce4" office:value-type="float" office:value="6775" calcext:value-type="float">
            <text:p>6775</text:p>
          </table:table-cell>
          <table:table-cell table:style-name="ce37" office:value-type="string" calcext:value-type="string">
            <text:p>abaL0u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9" office:value-type="string" calcext:value-type="string">
            <text:p>36510ae837f23c4da6e541a3e8edafb8</text:p>
          </table:table-cell>
          <table:table-cell table:style-name="ce32"/>
          <table:table-cell table:style-name="ce4" office:value-type="float" office:value="7884" calcext:value-type="float">
            <text:p>7884</text:p>
          </table:table-cell>
          <table:table-cell table:style-name="ce37" office:value-type="string" calcext:value-type="string">
            <text:p>LiNuX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3a4d92a1200aad406ac50377c7d863aa</text:p>
          </table:table-cell>
          <table:table-cell table:style-name="ce32"/>
          <table:table-cell table:style-name="ce4" office:value-type="float" office:value="1113" calcext:value-type="float">
            <text:p>1113</text:p>
          </table:table-cell>
          <table:table-cell table:style-name="ce37" office:value-type="string" calcext:value-type="string">
            <text:p>!@#$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7" office:value-type="string" calcext:value-type="string">
            <text:p>3a53e1c5e3d326feea121eb66a760a0b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7" office:value-type="string" calcext:value-type="string">
            <text:p>3b9fd53e2cddd988bfaab9b2bccf8a68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7" office:value-type="string" calcext:value-type="string">
            <text:p>3be0d22b588d2d3a079eda46c9873e04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6" office:value-type="string" calcext:value-type="string">
            <text:p>3c2effe3f1157e5038b1dd0687d15957</text:p>
          </table:table-cell>
          <table:table-cell table:style-name="ce32"/>
          <table:table-cell table:style-name="ce4" office:value-type="float" office:value="2154" calcext:value-type="float">
            <text:p>2154</text:p>
          </table:table-cell>
          <table:table-cell table:style-name="ce37" office:value-type="string" calcext:value-type="string">
            <text:p>n@@b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7" office:value-type="string" calcext:value-type="string">
            <text:p>3c455c4db36d7a20790ce67d6e40769b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3" office:value-type="string" calcext:value-type="string">
            <text:p>3d945423f8e9496c429a5d8c65b4604f</text:p>
          </table:table-cell>
          <table:table-cell table:style-name="ce32"/>
          <table:table-cell table:style-name="ce4" office:value-type="float" office:value="8952" calcext:value-type="float">
            <text:p>8952</text:p>
          </table:table-cell>
          <table:table-cell table:style-name="ce37" office:value-type="string" calcext:value-type="string">
            <text:p>Ubuntu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4" office:value-type="string" calcext:value-type="string">
            <text:p>48a58da106a36dd10852b229dfdc2088</text:p>
          </table:table-cell>
          <table:table-cell table:style-name="ce32"/>
          <table:table-cell table:style-name="ce4" office:value-type="float" office:value="19981" calcext:value-type="float">
            <text:p>19981</text:p>
          </table:table-cell>
          <table:table-cell table:style-name="ce37" office:value-type="string" calcext:value-type="string">
            <text:p>phon3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5" office:value-type="string" calcext:value-type="string">
            <text:p>4998654b7d255461cd5110d5dcbac05b</text:p>
          </table:table-cell>
          <table:table-cell table:style-name="ce32"/>
          <table:table-cell table:style-name="ce4" office:value-type="float" office:value="1969" calcext:value-type="float">
            <text:p>1969</text:p>
          </table:table-cell>
          <table:table-cell table:style-name="ce37" office:value-type="string" calcext:value-type="string">
            <text:p>28@L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4ca6f0fd24288c5cd2062bac44529cfe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7" office:value-type="string" calcext:value-type="string">
            <text:p>4ead786036ddf05758520acaeffeae6c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7" office:value-type="string" calcext:value-type="string">
            <text:p>502f4a210a4801bcd2b3d2ab202f990b</text:p>
          </table:table-cell>
          <table:table-cell table:style-name="ce33" office:value-type="string" calcext:value-type="string">
            <text:p>Sexto e sétimo caracter são símbolos, e são iguais.</text:p>
          </table:table-cell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8" office:value-type="string" calcext:value-type="string">
            <text:p>50e318711a43cc8e965d90337f49deb8</text:p>
          </table:table-cell>
          <table:table-cell table:style-name="ce32"/>
          <table:table-cell table:style-name="ce4" office:value-type="float" office:value="7882" calcext:value-type="float">
            <text:p>7882</text:p>
          </table:table-cell>
          <table:table-cell table:style-name="ce37" office:value-type="string" calcext:value-type="string">
            <text:p>Port8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4" office:value-type="string" calcext:value-type="string">
            <text:p>5438364b0199c0004432ac04dae29525</text:p>
          </table:table-cell>
          <table:table-cell table:style-name="ce32"/>
          <table:table-cell table:style-name="ce4" office:value-type="float" office:value="50692" calcext:value-type="float">
            <text:p>50692</text:p>
          </table:table-cell>
          <table:table-cell table:style-name="ce37" office:value-type="string" calcext:value-type="string">
            <text:p>S$Nak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4" office:value-type="string" calcext:value-type="string">
            <text:p>54d9d99fad304a6d0329fc1fb6bdb517</text:p>
          </table:table-cell>
          <table:table-cell table:style-name="ce32"/>
          <table:table-cell table:style-name="ce4" office:value-type="float" office:value="584" calcext:value-type="float">
            <text:p>584</text:p>
          </table:table-cell>
          <table:table-cell table:style-name="ce37" office:value-type="string" calcext:value-type="string">
            <text:p>nanaq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7" office:value-type="string" calcext:value-type="string">
            <text:p>57281ba3a7c79147d074bf82357038e4</text:p>
          </table:table-cell>
          <table:table-cell table:style-name="ce33" office:value-type="string" calcext:value-type="string">
            <text:p>Os quatro primeiros são maiúsulos, e os últimos minúsculos</text:p>
          </table:table-cell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8" office:value-type="string" calcext:value-type="string">
            <text:p>58396401112fa9245099fff81ba63dec</text:p>
          </table:table-cell>
          <table:table-cell table:style-name="ce32"/>
          <table:table-cell table:style-name="ce4" office:value-type="float" office:value="5015" calcext:value-type="float">
            <text:p>5015</text:p>
          </table:table-cell>
          <table:table-cell table:style-name="ce37" office:value-type="string" calcext:value-type="string">
            <text:p>$t@t&amp;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5" office:value-type="string" calcext:value-type="string">
            <text:p>5c55036d0b9dadec219f65c9d8d420c1</text:p>
          </table:table-cell>
          <table:table-cell table:style-name="ce32"/>
          <table:table-cell table:style-name="ce4" office:value-type="float" office:value="2009" calcext:value-type="float">
            <text:p>2009</text:p>
          </table:table-cell>
          <table:table-cell table:style-name="ce37" office:value-type="string" calcext:value-type="string">
            <text:p>m@th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5d9113ee03c7dbc37aa7c924f096a161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5" office:value-type="string" calcext:value-type="string">
            <text:p>60bb1f9914c26fb929b724398e5d2f66</text:p>
          </table:table-cell>
          <table:table-cell table:style-name="ce32"/>
          <table:table-cell table:style-name="ce4" office:value-type="float" office:value="2097" calcext:value-type="float">
            <text:p>2097</text:p>
          </table:table-cell>
          <table:table-cell table:style-name="ce37" office:value-type="string" calcext:value-type="string">
            <text:p>P@ss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6" office:value-type="string" calcext:value-type="string">
            <text:p>60f991ba32d0fc91a57499bd74304151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9" office:value-type="string" calcext:value-type="string">
            <text:p>655f7cff3e9532f4a034500bb3205a5f</text:p>
          </table:table-cell>
          <table:table-cell table:style-name="ce33" office:value-type="string" calcext:value-type="string">
            <text:p>Apenas números</text:p>
          </table:table-cell>
          <table:table-cell table:style-name="ce4" office:value-type="float" office:value="506" calcext:value-type="float">
            <text:p>506</text:p>
          </table:table-cell>
          <table:table-cell table:style-name="ce37" office:value-type="float" office:value="399999999" calcext:value-type="float">
            <text:p>399999999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6684c3a42197530e7f2930c6c9b20572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8" office:value-type="string" calcext:value-type="string">
            <text:p>69e80cd4d08679e2739f801516bfb170</text:p>
          </table:table-cell>
          <table:table-cell table:style-name="ce32"/>
          <table:table-cell table:style-name="ce4" office:value-type="float" office:value="8698" calcext:value-type="float">
            <text:p>8698</text:p>
          </table:table-cell>
          <table:table-cell table:style-name="ce37" office:value-type="string" calcext:value-type="string">
            <text:p>LoSt-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5" office:value-type="string" calcext:value-type="string">
            <text:p>6af5f30627d3823099c2541d0b9326fc</text:p>
          </table:table-cell>
          <table:table-cell table:style-name="ce32"/>
          <table:table-cell table:style-name="ce4" office:value-type="float" office:value="808" calcext:value-type="float">
            <text:p>808</text:p>
          </table:table-cell>
          <table:table-cell table:style-name="ce37" office:value-type="string" calcext:value-type="string">
            <text:p>82.l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4" office:value-type="string" calcext:value-type="string">
            <text:p>6cfe61694ee1bb13ae719d47c2f80b7a</text:p>
          </table:table-cell>
          <table:table-cell table:style-name="ce32"/>
          <table:table-cell table:style-name="ce4" office:value-type="float" office:value="229" calcext:value-type="float">
            <text:p>229</text:p>
          </table:table-cell>
          <table:table-cell table:style-name="ce37" office:value-type="string" calcext:value-type="string">
            <text:p>found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20" office:value-type="string" calcext:value-type="string">
            <text:p>6d73458e7cfb8269e0b91ed656451703</text:p>
          </table:table-cell>
          <table:table-cell table:style-name="ce32"/>
          <table:table-cell table:style-name="ce4" office:value-type="float" office:value="9551" calcext:value-type="float">
            <text:p>9551</text:p>
          </table:table-cell>
          <table:table-cell table:style-name="ce37" office:value-type="string" calcext:value-type="string">
            <text:p>seagate</text:p>
          </table:table-cell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8" office:value-type="string" calcext:value-type="string">
            <text:p>70d06803ce18c714944dac18cd58f292</text:p>
          </table:table-cell>
          <table:table-cell table:style-name="ce32"/>
          <table:table-cell table:style-name="ce4" office:value-type="float" office:value="7045" calcext:value-type="float">
            <text:p>7045</text:p>
          </table:table-cell>
          <table:table-cell table:style-name="ce37" office:value-type="string" calcext:value-type="string">
            <text:p>9oleT</text:p>
          </table:table-cell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3" office:value-type="string" calcext:value-type="string">
            <text:p>733d7be2196ff70efaf6913fc8bdcabf</text:p>
          </table:table-cell>
          <table:table-cell table:style-name="ce32"/>
          <table:table-cell table:style-name="ce4" office:value-type="float" office:value="4025" calcext:value-type="float">
            <text:p>4025</text:p>
          </table:table-cell>
          <table:table-cell table:style-name="ce37" office:value-type="float" office:value="123654" calcext:value-type="float">
            <text:p>123654</text:p>
          </table:table-cell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21" office:value-type="string" calcext:value-type="string">
            <text:p>76a2173be6393254e72ffa4d6df1030a</text:p>
          </table:table-cell>
          <table:table-cell table:style-name="ce32"/>
          <table:table-cell table:style-name="ce4" office:value-type="float" office:value="1608" calcext:value-type="float">
            <text:p>1608</text:p>
          </table:table-cell>
          <table:table-cell table:style-name="ce37" office:value-type="string" calcext:value-type="string">
            <text:p>passwd</text:p>
          </table:table-cell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6" office:value-type="string" calcext:value-type="string">
            <text:p>778252ea76f7f2e5dc56392f41dfb629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5" office:value-type="string" calcext:value-type="string">
            <text:p>813c9e77c864c7cfc8b2ad9472c1dde6</text:p>
          </table:table-cell>
          <table:table-cell table:style-name="ce32"/>
          <table:table-cell table:style-name="ce4" office:value-type="float" office:value="1384" calcext:value-type="float">
            <text:p>1384</text:p>
          </table:table-cell>
          <table:table-cell table:style-name="ce37" office:value-type="string" calcext:value-type="string">
            <text:p>#12M</text:p>
          </table:table-cell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22" office:value-type="string" calcext:value-type="string">
            <text:p>81dc9bdb52d04dc20036dbd8313ed055</text:p>
          </table:table-cell>
          <table:table-cell table:style-name="ce31"/>
          <table:table-cell table:style-name="ce4" office:value-type="float" office:value="1813" calcext:value-type="float">
            <text:p>1813</text:p>
          </table:table-cell>
          <table:table-cell table:style-name="ce37" office:value-type="float" office:value="1234" calcext:value-type="float">
            <text:p>1234</text:p>
          </table:table-cell>
          <table:table-cell table:style-name="ce30" table:number-columns-repeated="4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4" office:value-type="string" calcext:value-type="string">
            <text:p>827ccb0eea8a706c4c34a16891f84e7b</text:p>
          </table:table-cell>
          <table:table-cell table:style-name="ce31"/>
          <table:table-cell table:style-name="ce4" office:value-type="float" office:value="68659" calcext:value-type="float">
            <text:p>68659</text:p>
          </table:table-cell>
          <table:table-cell table:style-name="ce37" office:value-type="float" office:value="12345" calcext:value-type="float">
            <text:p>12345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5" office:value-type="string" calcext:value-type="string">
            <text:p>8343f6af1f2313770bea1954bbf3b3c6</text:p>
          </table:table-cell>
          <table:table-cell table:style-name="ce32"/>
          <table:table-cell table:style-name="ce4" office:value-type="float" office:value="1168" calcext:value-type="float">
            <text:p>1168</text:p>
          </table:table-cell>
          <table:table-cell table:style-name="ce37" office:value-type="string" calcext:value-type="string">
            <text:p>@k@k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22" office:value-type="string" calcext:value-type="string">
            <text:p>864a77ce17937bf629637a939b69da64</text:p>
          </table:table-cell>
          <table:table-cell table:style-name="ce32"/>
          <table:table-cell table:style-name="ce4" office:value-type="float" office:value="2007" calcext:value-type="float">
            <text:p>2007</text:p>
          </table:table-cell>
          <table:table-cell table:style-name="ce37" office:value-type="string" calcext:value-type="string">
            <text:p>A(*6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21" office:value-type="string" calcext:value-type="string">
            <text:p>8ab337e58e81398a0d5af82a4e9a0c79</text:p>
          </table:table-cell>
          <table:table-cell table:style-name="ce32"/>
          <table:table-cell table:style-name="ce4" office:value-type="float" office:value="89556" calcext:value-type="float">
            <text:p>89556</text:p>
          </table:table-cell>
          <table:table-cell table:style-name="ce37" office:value-type="string" calcext:value-type="string">
            <text:p>n@sdak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3" office:value-type="string" calcext:value-type="string">
            <text:p>8c1200ce22d3d580f91021403c1a85e7</text:p>
          </table:table-cell>
          <table:table-cell table:style-name="ce32"/>
          <table:table-cell table:style-name="ce4" office:value-type="float" office:value="98115" calcext:value-type="float">
            <text:p>98115</text:p>
          </table:table-cell>
          <table:table-cell table:style-name="ce37" office:value-type="string" calcext:value-type="string">
            <text:p>cruize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7" office:value-type="string" calcext:value-type="string">
            <text:p>8f04712639a44a796d200da1879e9086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21" office:value-type="string" calcext:value-type="string">
            <text:p>920d22766c3e612e964ac8eafc14a0d6</text:p>
          </table:table-cell>
          <table:table-cell table:style-name="ce32"/>
          <table:table-cell table:style-name="ce4" office:value-type="float" office:value="92" calcext:value-type="float">
            <text:p>92</text:p>
          </table:table-cell>
          <table:table-cell table:style-name="ce37" office:value-type="string" calcext:value-type="string">
            <text:p>aabcDE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4" office:value-type="string" calcext:value-type="string">
            <text:p>9605eb53e0da2675998ad751baf255ce</text:p>
          </table:table-cell>
          <table:table-cell table:style-name="ce32"/>
          <table:table-cell table:style-name="ce4" office:value-type="float" office:value="6450" calcext:value-type="float">
            <text:p>6450</text:p>
          </table:table-cell>
          <table:table-cell table:style-name="ce37" office:value-type="string" calcext:value-type="string">
            <text:p>hyp&amp;r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20" office:value-type="string" calcext:value-type="string">
            <text:p>96db69b0fff794de363fbb73929ac604</text:p>
          </table:table-cell>
          <table:table-cell table:style-name="ce32"/>
          <table:table-cell table:style-name="ce4" office:value-type="float" office:value="8815" calcext:value-type="float">
            <text:p>8815</text:p>
          </table:table-cell>
          <table:table-cell table:style-name="ce37" office:value-type="string" calcext:value-type="string">
            <text:p>Abigail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8" office:value-type="string" calcext:value-type="string">
            <text:p>972c16f442eba60469680bf869dd6a89</text:p>
          </table:table-cell>
          <table:table-cell table:style-name="ce32"/>
          <table:table-cell table:style-name="ce4" office:value-type="float" office:value="3655" calcext:value-type="float">
            <text:p>3655</text:p>
          </table:table-cell>
          <table:table-cell table:style-name="ce37" office:value-type="float" office:value="23994" calcext:value-type="float">
            <text:p>23994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20" office:value-type="string" calcext:value-type="string">
            <text:p>9a47bbe7bc568d5f478a2846514a4df5</text:p>
          </table:table-cell>
          <table:table-cell table:style-name="ce32"/>
          <table:table-cell table:style-name="ce4" office:value-type="float" office:value="2808" calcext:value-type="float">
            <text:p>2808</text:p>
          </table:table-cell>
          <table:table-cell table:style-name="ce37" office:value-type="float" office:value="8725629" calcext:value-type="float">
            <text:p>8725629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table:style-name="ce15" office:value-type="string" calcext:value-type="string">
            <text:p>9b82b6de580184657e6d95c4cfb2f337</text:p>
          </table:table-cell>
          <table:table-cell table:style-name="ce32"/>
          <table:table-cell table:style-name="ce4" office:value-type="float" office:value="1126" calcext:value-type="float">
            <text:p>1126</text:p>
          </table:table-cell>
          <table:table-cell table:style-name="ce37" office:value-type="string" calcext:value-type="string">
            <text:p>JaV@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22" office:value-type="string" calcext:value-type="string">
            <text:p>9cda986cec137d423863c2f9fca7c543</text:p>
          </table:table-cell>
          <table:table-cell table:style-name="ce32"/>
          <table:table-cell table:style-name="ce4" office:value-type="float" office:value="2015" calcext:value-type="float">
            <text:p>2015</text:p>
          </table:table-cell>
          <table:table-cell table:style-name="ce37" office:value-type="string" calcext:value-type="string">
            <text:p>PoNg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16" office:value-type="string" calcext:value-type="string">
            <text:p>9cdf2b2340a1dd11c296420a40a73e2d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table:style-name="ce14" office:value-type="string" calcext:value-type="string">
            <text:p>9d495d6a637e83e277de834c2b31a8a1</text:p>
          </table:table-cell>
          <table:table-cell table:style-name="ce32"/>
          <table:table-cell table:style-name="ce4" office:value-type="float" office:value="45303" calcext:value-type="float">
            <text:p>45303</text:p>
          </table:table-cell>
          <table:table-cell table:style-name="ce37" office:value-type="string" calcext:value-type="string">
            <text:p>SOf@n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table:style-name="ce15" office:value-type="string" calcext:value-type="string">
            <text:p>9de37a0627c25684fdd519ca84073e34</text:p>
          </table:table-cell>
          <table:table-cell table:style-name="ce32"/>
          <table:table-cell table:style-name="ce4" office:value-type="float" office:value="1922" calcext:value-type="float">
            <text:p>1922</text:p>
          </table:table-cell>
          <table:table-cell table:style-name="ce37" office:value-type="string" calcext:value-type="string">
            <text:p>mmmm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16" office:value-type="string" calcext:value-type="string">
            <text:p>a11e3ff6ce4b8296b9c23fcb6900e176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17" office:value-type="string" calcext:value-type="string">
            <text:p>a2225930d7d115b316a571f5a2bff627</text:p>
          </table:table-cell>
          <table:table-cell table:style-name="ce33" office:value-type="string" calcext:value-type="string">
            <text:p>Primeiro, terceiro e último caractere são símbolos</text:p>
          </table:table-cell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15" office:value-type="string" calcext:value-type="string">
            <text:p>a284236e525bff59c8956266df0ac1ea</text:p>
          </table:table-cell>
          <table:table-cell table:style-name="ce32"/>
          <table:table-cell table:style-name="ce4" office:value-type="float" office:value="703" calcext:value-type="float">
            <text:p>703</text:p>
          </table:table-cell>
          <table:table-cell table:style-name="ce37" office:value-type="string" calcext:value-type="string">
            <text:p>r&amp;D&amp;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16" office:value-type="string" calcext:value-type="string">
            <text:p>a3022be1daeeb8a8f93148db018e1ebe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table:style-name="ce15" office:value-type="string" calcext:value-type="string">
            <text:p>a4ab812db5e84ec4280a2067a0e009a8</text:p>
          </table:table-cell>
          <table:table-cell table:style-name="ce32"/>
          <table:table-cell table:style-name="ce4" office:value-type="float" office:value="1440" calcext:value-type="float">
            <text:p>1440</text:p>
          </table:table-cell>
          <table:table-cell table:style-name="ce37" office:value-type="string" calcext:value-type="string">
            <text:p>$c03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table:style-name="ce16" office:value-type="string" calcext:value-type="string">
            <text:p>a4e4022b0aa2df1348df56e09093041a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17" office:value-type="string" calcext:value-type="string">
            <text:p>a6277e6334d4fe8c60c95af0cdf20217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17" office:value-type="string" calcext:value-type="string">
            <text:p>a7cd52701825a8c359b3b4cf586442f6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15" office:value-type="string" calcext:value-type="string">
            <text:p>a9cec9eeae78b260c010bc84b79a2330</text:p>
          </table:table-cell>
          <table:table-cell table:style-name="ce32"/>
          <table:table-cell table:style-name="ce4" office:value-type="float" office:value="1552" calcext:value-type="float">
            <text:p>1552</text:p>
          </table:table-cell>
          <table:table-cell table:style-name="ce37" office:value-type="string" calcext:value-type="string">
            <text:p>$*L0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23" office:value-type="string" calcext:value-type="string">
            <text:p>ab781dfff42eeee8cb9313ae4884cd9f</text:p>
          </table:table-cell>
          <table:table-cell table:style-name="ce32"/>
          <table:table-cell table:style-name="ce4" office:value-type="float" office:value="65470" calcext:value-type="float">
            <text:p>65470</text:p>
          </table:table-cell>
          <table:table-cell table:style-name="ce37" office:value-type="string" calcext:value-type="string">
            <text:p>ArPaNeT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18" office:value-type="string" calcext:value-type="string">
            <text:p>abf8b71fd5f760e6f29a304936d3c314</text:p>
          </table:table-cell>
          <table:table-cell table:style-name="ce32"/>
          <table:table-cell table:style-name="ce4" office:value-type="float" office:value="3208" calcext:value-type="float">
            <text:p>3208</text:p>
          </table:table-cell>
          <table:table-cell table:style-name="ce37" office:value-type="string" calcext:value-type="string">
            <text:p>23er$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19" office:value-type="string" calcext:value-type="string">
            <text:p>aee9e38cb4d40ec2794542567539b4c8</text:p>
          </table:table-cell>
          <table:table-cell table:style-name="ce33" office:value-type="string" calcext:value-type="string">
            <text:p>Todos os caracteres são iguais</text:p>
          </table:table-cell>
          <table:table-cell table:style-name="ce4" office:value-type="float" office:value="830" calcext:value-type="float">
            <text:p>830</text:p>
          </table:table-cell>
          <table:table-cell table:style-name="ce37" office:value-type="string" calcext:value-type="string">
            <text:p>AAAAAAAA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16" office:value-type="string" calcext:value-type="string">
            <text:p>b12e525bd4dea0ead8c18672b04f61d4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table:style-name="ce17" office:value-type="string" calcext:value-type="string">
            <text:p>b28f6f54dd7093e5c9c619cfdfa00152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17" office:value-type="string" calcext:value-type="string">
            <text:p>b6237e0583f7a0604ffae20003e5ec5a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16" office:value-type="string" calcext:value-type="string">
            <text:p>b679bd0e6ff4111352fa31c0397fd655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table:style-name="ce15" office:value-type="string" calcext:value-type="string">
            <text:p>b73fdaa1fb7669da760b49600c45d9be</text:p>
          </table:table-cell>
          <table:table-cell table:style-name="ce32"/>
          <table:table-cell table:style-name="ce4" office:value-type="float" office:value="35" calcext:value-type="float">
            <text:p>35</text:p>
          </table:table-cell>
          <table:table-cell table:style-name="ce37" office:value-type="string" calcext:value-type="string">
            <text:p>okok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14" office:value-type="string" calcext:value-type="string">
            <text:p>b869c6089d0011babb16d4ac79d15550</text:p>
          </table:table-cell>
          <table:table-cell table:style-name="ce32"/>
          <table:table-cell table:style-name="ce4" office:value-type="float" office:value="4894" calcext:value-type="float">
            <text:p>4894</text:p>
          </table:table-cell>
          <table:table-cell table:style-name="ce37" office:value-type="string" calcext:value-type="string">
            <text:p>f4z3R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17" office:value-type="string" calcext:value-type="string">
            <text:p>bd4f0205aa13236859d9c7e680ac79fa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table:style-name="ce17" office:value-type="string" calcext:value-type="string">
            <text:p>bee4dc86f94515966d17479983ebb06e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13" office:value-type="string" calcext:value-type="string">
            <text:p>c25a57af7ba864e66fd702e27d149d89</text:p>
          </table:table-cell>
          <table:table-cell table:style-name="ce32"/>
          <table:table-cell table:style-name="ce4" office:value-type="float" office:value="70501" calcext:value-type="float">
            <text:p>70501</text:p>
          </table:table-cell>
          <table:table-cell table:style-name="ce37" office:value-type="string" calcext:value-type="string">
            <text:p>CaBR@l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17" office:value-type="string" calcext:value-type="string">
            <text:p>c41613341914d2a60bf6946c21fb8559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15" office:value-type="string" calcext:value-type="string">
            <text:p>ca4abb07a2e12b9008c49953db2d0c0d</text:p>
          </table:table-cell>
          <table:table-cell table:style-name="ce32"/>
          <table:table-cell table:style-name="ce4" office:value-type="float" office:value="399" calcext:value-type="float">
            <text:p>399</text:p>
          </table:table-cell>
          <table:table-cell table:style-name="ce37" office:value-type="string" calcext:value-type="string">
            <text:p>calC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16" office:value-type="string" calcext:value-type="string">
            <text:p>cb22aa3283b4d5c02c261103b81c64cf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17" office:value-type="string" calcext:value-type="string">
            <text:p>d13c14bfdd483cae63e79bc7399e7c85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17" office:value-type="string" calcext:value-type="string">
            <text:p>d3e15eda41a8096cf5824c12bceffcd8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9" office:value-type="string" calcext:value-type="string">
            <text:p>d79096188b670c2f81b7001f73801117</text:p>
          </table:table-cell>
          <table:table-cell table:style-name="ce32"/>
          <table:table-cell table:style-name="ce4" office:value-type="float" office:value="18447" calcext:value-type="float">
            <text:p>18447</text:p>
          </table:table-cell>
          <table:table-cell table:style-name="ce37" office:value-type="string" calcext:value-type="string">
            <text:p>passw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24" office:value-type="string" calcext:value-type="string">
            <text:p>da1f4f53f066ce62294ff75fc00b15c8</text:p>
          </table:table-cell>
          <table:table-cell table:style-name="ce33" office:value-type="string" calcext:value-type="string">
            <text:p>Todos são símbolos</text:p>
          </table:table-cell>
          <table:table-cell table:style-name="ce4" office:value-type="float" office:value="12207" calcext:value-type="float">
            <text:p>12207</text:p>
          </table:table-cell>
          <table:table-cell table:style-name="ce37" office:value-type="string" calcext:value-type="string">
            <text:p>&amp;&amp;%$*#@!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25" office:value-type="string" calcext:value-type="string">
            <text:p>dcaff46aec8f457fa874d0b7a04960be</text:p>
          </table:table-cell>
          <table:table-cell table:style-name="ce32"/>
          <table:table-cell table:style-name="ce4" office:value-type="float" office:value="87357" calcext:value-type="float">
            <text:p>87357</text:p>
          </table:table-cell>
          <table:table-cell table:style-name="ce37" office:value-type="string" calcext:value-type="string">
            <text:p>!nT3R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26" office:value-type="string" calcext:value-type="string">
            <text:p>dcb1d92a7ca036034f3a39f9ef26fe40</text:p>
          </table:table-cell>
          <table:table-cell table:style-name="ce32"/>
          <table:table-cell table:style-name="ce4" office:value-type="float" office:value="95663" calcext:value-type="float">
            <text:p>95663</text:p>
          </table:table-cell>
          <table:table-cell table:style-name="ce37" office:value-type="string" calcext:value-type="string">
            <text:p>abclkjs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9" office:value-type="string" calcext:value-type="string">
            <text:p>dfa8327f5bfa4c672a04f9b38e348a70</text:p>
          </table:table-cell>
          <table:table-cell table:style-name="ce32"/>
          <table:table-cell table:style-name="ce4" office:value-type="float" office:value="326" calcext:value-type="float">
            <text:p>326</text:p>
          </table:table-cell>
          <table:table-cell table:style-name="ce37" office:value-type="string" calcext:value-type="string">
            <text:p>homer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7" office:value-type="string" calcext:value-type="string">
            <text:p>dface1c59566d159d68918eb52e25d91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7" office:value-type="string" calcext:value-type="string">
            <text:p>e16ad9b2312744576485c258973ed048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7" office:value-type="string" calcext:value-type="string">
            <text:p>e2b8c6659199d2cde5c594e1ffb67fe2</text:p>
          </table:table-cell>
          <table:table-cell table:style-name="ce33" office:value-type="string" calcext:value-type="string">
            <text:p>Os quatro caracteres do meio são números</text:p>
          </table:table-cell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9" office:value-type="string" calcext:value-type="string">
            <text:p>e2ba49209f8ce01f1025d5f14400bf5b</text:p>
          </table:table-cell>
          <table:table-cell table:style-name="ce32"/>
          <table:table-cell table:style-name="ce4" office:value-type="float" office:value="98557" calcext:value-type="float">
            <text:p>98557</text:p>
          </table:table-cell>
          <table:table-cell table:style-name="ce37" office:value-type="string" calcext:value-type="string">
            <text:p>P0$t-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27" office:value-type="string" calcext:value-type="string">
            <text:p>e2fc714c4727ee9395f324cd2e7f331f</text:p>
          </table:table-cell>
          <table:table-cell table:style-name="ce32"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abcd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6" office:value-type="string" calcext:value-type="string">
            <text:p>e68d3c6431bf1e25eced5d26c301f68d</text:p>
          </table:table-cell>
          <table:table-cell table:style-name="ce31"/>
          <table:table-cell table:style-name="ce4" office:value-type="float" office:value="963" calcext:value-type="float">
            <text:p>963</text:p>
          </table:table-cell>
          <table:table-cell table:style-name="ce37" office:value-type="float" office:value="9844" calcext:value-type="float">
            <text:p>9844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6" office:value-type="string" calcext:value-type="string">
            <text:p>e9510081ac30ffa83f10b68cde1cac07</text:p>
          </table:table-cell>
          <table:table-cell table:style-name="ce34"/>
          <table:table-cell table:style-name="ce4" office:value-type="float" office:value="501" calcext:value-type="float">
            <text:p>501</text:p>
          </table:table-cell>
          <table:table-cell table:style-name="ce37" office:value-type="float" office:value="6666" calcext:value-type="float">
            <text:p>6666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table:style-name="ce28" office:value-type="string" calcext:value-type="string">
            <text:p>eb30670bb0e1c5edee08135db93efa77</text:p>
          </table:table-cell>
          <table:table-cell table:style-name="ce31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9" office:value-type="string" calcext:value-type="string">
            <text:p>f21ee05fa5d24c7de11e4aca9700aa8f</text:p>
          </table:table-cell>
          <table:table-cell table:style-name="ce32"/>
          <table:table-cell table:style-name="ce4" office:value-type="float" office:value="2304" calcext:value-type="float">
            <text:p>2304</text:p>
          </table:table-cell>
          <table:table-cell table:style-name="ce37" office:value-type="string" calcext:value-type="string">
            <text:p>Ponen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27" office:value-type="string" calcext:value-type="string">
            <text:p>f38fef4c0e4988792723c29a0bd3ca98</text:p>
          </table:table-cell>
          <table:table-cell table:style-name="ce31"/>
          <table:table-cell table:style-name="ce4" office:value-type="float" office:value="816" calcext:value-type="float">
            <text:p>816</text:p>
          </table:table-cell>
          <table:table-cell table:style-name="ce37" office:value-type="float" office:value="8765" calcext:value-type="float">
            <text:p>8765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28" office:value-type="string" calcext:value-type="string">
            <text:p>f3be94f16fd6d05b564b93fc8836fa88</text:p>
          </table:table-cell>
          <table:table-cell table:style-name="ce31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table:style-name="ce25" office:value-type="string" calcext:value-type="string">
            <text:p>f3f3aa37990860260b2e6ceeaf672837</text:p>
          </table:table-cell>
          <table:table-cell table:style-name="ce32"/>
          <table:table-cell table:style-name="ce4" office:value-type="float" office:value="21628" calcext:value-type="float">
            <text:p>21628</text:p>
          </table:table-cell>
          <table:table-cell table:style-name="ce37" office:value-type="string" calcext:value-type="string">
            <text:p>Gr&amp;m0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28" office:value-type="string" calcext:value-type="string">
            <text:p>f4581fc51da80319fd4525c6cbb1c80b</text:p>
          </table:table-cell>
          <table:table-cell table:style-name="ce33" office:value-type="string" calcext:value-type="string">
            <text:p>Os quatro primeiros são números</text:p>
          </table:table-cell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27" office:value-type="string" calcext:value-type="string">
            <text:p>f916e6a2ef1e57ca076f399823874f96</text:p>
          </table:table-cell>
          <table:table-cell table:style-name="ce32"/>
          <table:table-cell table:style-name="ce4" office:value-type="float" office:value="1358" calcext:value-type="float">
            <text:p>1358</text:p>
          </table:table-cell>
          <table:table-cell table:style-name="ce37" office:value-type="string" calcext:value-type="string">
            <text:p>K0nG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28" office:value-type="string" calcext:value-type="string">
            <text:p>fa92a2bac50fcc80b52265597d46b1f1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7" office:value-type="string" calcext:value-type="string">
            <text:p>fc485bfdf608d704f0f11ca880840127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table:style-name="ce7" office:value-type="string" calcext:value-type="string">
            <text:p>fdb594b1adfe6c1e1692a75cab22f0de</text:p>
          </table:table-cell>
          <table:table-cell table:style-name="ce32"/>
          <table:table-cell table:style-name="ce36"/>
          <table:table-cell table:style-name="ce38"/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9" office:value-type="string" calcext:value-type="string">
            <text:p>fe60293345d3e4f675441f1c4424ed4e</text:p>
          </table:table-cell>
          <table:table-cell table:style-name="ce32"/>
          <table:table-cell table:style-name="ce4" office:value-type="float" office:value="3458" calcext:value-type="float">
            <text:p>3458</text:p>
          </table:table-cell>
          <table:table-cell table:style-name="ce37" office:value-type="string" calcext:value-type="string">
            <text:p>JaV/\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27" office:value-type="string" calcext:value-type="string">
            <text:p>ff434d71061293390990711649b9dfd9</text:p>
          </table:table-cell>
          <table:table-cell table:style-name="ce32"/>
          <table:table-cell table:style-name="ce4" office:value-type="float" office:value="1181" calcext:value-type="float">
            <text:p>1181</text:p>
          </table:table-cell>
          <table:table-cell table:style-name="ce37" office:value-type="string" calcext:value-type="string">
            <text:p>hgvk</text:p>
          </table:table-cell>
          <table:table-cell table:style-name="ce30" table:number-columns-repeated="2"/>
          <table:table-cell table:style-name="ce39" table:number-columns-repeated="2"/>
          <table:table-cell table:style-name="ce5" table:number-columns-repeated="16"/>
          <table:table-cell table:style-name="ce54"/>
          <table:table-cell table:number-columns-repeated="998"/>
        </table:table-row>
        <table:table-row table:style-name="ro1" table:number-rows-repeated="874">
          <table:table-cell table:style-name="ce5" table:number-columns-repeated="25"/>
          <table:table-cell table:style-name="ce54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ints" table:style-name="ta2"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55" office:value-type="string" calcext:value-type="string" table:number-columns-spanned="4" table:number-rows-spanned="1">
            <text:p>Inserir aqui prints das hashs sendo quebradas</text:p>
          </table:table-cell>
          <table:covered-table-cell table:number-columns-repeated="3"/>
          <table:table-cell table:style-name="ce64" table:number-columns-repeated="22"/>
          <table:table-cell table:number-columns-repeated="998"/>
        </table:table-row>
        <table:table-row table:style-name="ro1">
          <table:table-cell table:style-name="ce56" office:value-type="string" calcext:value-type="string">
            <text:p>Nº Hash</text:p>
          </table:table-cell>
          <table:table-cell table:style-name="ce57" office:value-type="string" calcext:value-type="string" table:number-columns-spanned="5" table:number-rows-spanned="1">
            <text:p>Link para o Print</text:p>
          </table:table-cell>
          <table:covered-table-cell table:number-columns-repeated="4"/>
          <table:table-cell table:style-name="ce65" office:value-type="string" calcext:value-type="string">
            <text:p>Descrição</text:p>
          </table:table-cell>
          <table:table-cell table:style-name="ce68" table:number-columns-repeated="19"/>
          <table:table-cell table:number-columns-repeated="99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39" office:value-type="float" office:value="8" calcext:value-type="float">
            <text:p>8</text:p>
          </table:table-cell>
          <table:table-cell table:style-name="ce59" office:value-type="string" calcext:value-type="string" table:number-columns-spanned="5" table:number-rows-spanned="1">
            <text:p><text:a xlink:href="https://drive.google.com/open?id=0B6Iw_vyJEKzbR3ItbG1hTzNmNjQ" xlink:type="simple">https://drive.google.com/open?id=0B6Iw_vyJEKzbR3ItbG1hTzNmNjQ</text:a></text:p>
          </table:table-cell>
          <table:covered-table-cell table:number-columns-repeated="4"/>
          <table:table-cell table:style-name="ce66" office:value-type="string" calcext:value-type="string">
            <text:p>Foi usado somente números</text:p>
          </table:table-cell>
          <table:table-cell table:number-columns-repeated="1017"/>
        </table:table-row>
        <table:table-row table:style-name="ro1">
          <table:table-cell table:style-name="ce39" office:value-type="float" office:value="39" calcext:value-type="float">
            <text:p>39</text:p>
          </table:table-cell>
          <table:table-cell table:style-name="ce59" office:value-type="string" calcext:value-type="string" table:number-columns-spanned="5" table:number-rows-spanned="1">
            <text:p><text:a xlink:href="https://www.dropbox.com/s/7do9ev756gii7u1/Capturar1.PNG?dl=0" xlink:type="simple">https://www.dropbox.com/s/7do9ev756gii7u1/Capturar1.PNG?dl=0</text:a></text:p>
          </table:table-cell>
          <table:covered-table-cell table:number-columns-repeated="4"/>
          <table:table-cell table:style-name="ce66" office:value-type="string" calcext:value-type="string">
            <text:p>Foi usado somente letras minuscúlas no programa</text:p>
          </table:table-cell>
          <table:table-cell table:number-columns-repeated="1017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39" office:value-type="float" office:value="51" calcext:value-type="float">
            <text:p>51</text:p>
          </table:table-cell>
          <table:table-cell table:style-name="ce58" table:number-columns-spanned="5" table:number-rows-spanned="1"/>
          <table:covered-table-cell table:number-columns-repeated="4"/>
          <table:table-cell table:style-name="ce66" office:value-type="string" calcext:value-type="string">
            <text:p>Foi usado somente letras minúscúlas no programa</text:p>
          </table:table-cell>
          <table:table-cell table:number-columns-repeated="1017"/>
        </table:table-row>
        <table:table-row table:style-name="ro1">
          <table:table-cell table:style-name="ce39" office:value-type="float" office:value="50" calcext:value-type="float">
            <text:p>50</text:p>
          </table:table-cell>
          <table:table-cell table:style-name="ce60" office:value-type="string" calcext:value-type="string">
            <text:p><text:a xlink:href="https://www.dropbox.com/s/7do9ev756gii7u1/Capturar1.PNG?dl=0" xlink:type="simple">https://www.dropbox.com/s/7do9ev756gii7u1/Capturar1.PNG?dl=0</text:a></text:p>
          </table:table-cell>
          <table:table-cell table:number-columns-repeated="4"/>
          <table:table-cell table:style-name="ce67" office:value-type="string" calcext:value-type="string">
            <text:p>Foi usado somente letras minuscúlas no programa</text:p>
          </table:table-cell>
          <table:table-cell table:number-columns-repeated="1017"/>
        </table:table-row>
        <table:table-row table:style-name="ro1">
          <table:table-cell table:style-name="ce39" office:value-type="float" office:value="58" calcext:value-type="float">
            <text:p>58</text:p>
          </table:table-cell>
          <table:table-cell table:style-name="ce59" office:value-type="string" calcext:value-type="string" table:number-columns-spanned="5" table:number-rows-spanned="1">
            <text:p><text:a xlink:href="https://www.dropbox.com/s/w4tmiutgd2ngo68/Capturar2.PNG?dl=0" xlink:type="simple">https://www.dropbox.com/s/w4tmiutgd2ngo68/Capturar2.PNG?dl=0</text:a></text:p>
          </table:table-cell>
          <table:covered-table-cell table:number-columns-repeated="4"/>
          <table:table-cell table:style-name="ce66" office:value-type="string" calcext:value-type="string">
            <text:p>Foi usado somente letras números no programa</text:p>
          </table:table-cell>
          <table:table-cell table:number-columns-repeated="1017"/>
        </table:table-row>
        <table:table-row table:style-name="ro1">
          <table:table-cell table:style-name="ce39" office:value-type="float" office:value="64" calcext:value-type="float">
            <text:p>64</text:p>
          </table:table-cell>
          <table:table-cell table:style-name="ce61" office:value-type="string" calcext:value-type="string" table:number-columns-spanned="5" table:number-rows-spanned="1">
            <text:p><text:a xlink:href="https://www.dropbox.com/s/wk7vey6amyx8nd2/hash.png?dl=0" xlink:type="simple">https://www.dropbox.com/s/wk7vey6amyx8nd2/hash.png?dl=0</text:a></text:p>
          </table:table-cell>
          <table:covered-table-cell table:number-columns-repeated="3" table:style-name="ce63"/>
          <table:covered-table-cell/>
          <table:table-cell table:style-name="ce66" office:value-type="string" calcext:value-type="string">
            <text:p>Quebrou a hash com todos os caracteres</text:p>
          </table:table-cell>
          <table:table-cell table:number-columns-repeated="1017"/>
        </table:table-row>
        <table:table-row table:style-name="ro1">
          <table:table-cell/>
          <table:table-cell table:style-name="ce62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39" office:value-type="float" office:value="66" calcext:value-type="float">
            <text:p>66</text:p>
          </table:table-cell>
          <table:table-cell table:style-name="ce58" table:number-columns-spanned="5" table:number-rows-spanned="1"/>
          <table:covered-table-cell table:number-columns-repeated="4"/>
          <table:table-cell table:style-name="ce66" office:value-type="string" calcext:value-type="string">
            <text:p>Foi usado letras maiusculas e minúsculas</text:p>
          </table:table-cell>
          <table:table-cell table:number-columns-repeated="1017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39" office:value-type="float" office:value="68" calcext:value-type="float">
            <text:p>68</text:p>
          </table:table-cell>
          <table:table-cell table:style-name="ce59" office:value-type="string" calcext:value-type="string" table:number-columns-spanned="5" table:number-rows-spanned="1">
            <text:p><text:a xlink:href="https://drive.google.com/open?id=0B6Iw_vyJEKzbR3ItbG1hTzNmNjQ" xlink:type="simple">https://drive.google.com/open?id=0B6Iw_vyJEKzbR3ItbG1hTzNmNjQ</text:a></text:p>
          </table:table-cell>
          <table:covered-table-cell table:number-columns-repeated="4"/>
          <table:table-cell table:style-name="ce66" office:value-type="string" calcext:value-type="string">
            <text:p>Foi usado somente números</text:p>
          </table:table-cell>
          <table:table-cell table:number-columns-repeated="1017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59" office:value-type="string" calcext:value-type="string" table:number-columns-spanned="5" table:number-rows-spanned="1">
            <text:p><text:a xlink:href="https://drive.google.com/open?id=0B6Iw_vyJEKzbV0VoNUxqeDNwNTQ" xlink:type="simple">https://drive.google.com/open?id=0B6Iw_vyJEKzbV0VoNUxqeDNwNTQ</text:a></text:p>
          </table:table-cell>
          <table:covered-table-cell table:number-columns-repeated="4"/>
          <table:table-cell table:style-name="ce66" office:value-type="string" calcext:value-type="string">
            <text:p>Foi usado somente letras minúsculas</text:p>
          </table:table-cell>
          <table:table-cell table:number-columns-repeated="1017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Prints.B14:Prints.E14">
            <calcext:condition calcext:apply-style-name="ConditionalStyle_1" calcext:value="formula-is(LEN(TRIM([.B14]))&gt;0)" calcext:base-cell-address="Prints.B14"/>
          </calcext:conditional-format>
        </calcext:conditional-formats>
      </table:table>
      <table:table table:name="Configuração de MáquinasTempo" table:style-name="ta3">
        <table:table-column table:style-name="co1" table:number-columns-repeated="1024" table:default-cell-style-name="Default"/>
        <table:table-row table:style-name="ro1">
          <table:table-cell table:style-name="ce69" office:value-type="string" calcext:value-type="string" table:number-columns-spanned="6" table:number-rows-spanned="2">
            <text:p>RELAÇÃO DE CONFIGURAÇÃO DE EQUIPAMENTO E TEMPO/HASH</text:p>
          </table:table-cell>
          <table:covered-table-cell table:number-columns-repeated="5"/>
          <table:table-cell table:style-name="ce64" table:number-columns-repeated="20"/>
          <table:table-cell table:number-columns-repeated="998"/>
        </table:table-row>
        <table:table-row table:style-name="ro2">
          <table:covered-table-cell table:number-columns-repeated="6"/>
          <table:table-cell table:number-columns-repeated="1018"/>
        </table:table-row>
        <table:table-row table:style-name="ro1">
          <table:table-cell table:style-name="ce70" office:value-type="string" calcext:value-type="string" table:number-columns-spanned="1" table:number-rows-spanned="3">
            <text:p>Maicon</text:p>
          </table:table-cell>
          <table:table-cell table:style-name="ce73" office:value-type="string" calcext:value-type="string" table:number-columns-spanned="5" table:number-rows-spanned="1">
            <text:p>Processador: Processador I5 5º Geração, 4 núcleos 2.20GHz</text:p>
          </table:table-cell>
          <table:covered-table-cell table:number-columns-repeated="3" table:style-name="ce80"/>
          <table:covered-table-cell table:style-name="ce82"/>
          <table:table-cell table:number-columns-repeated="1018"/>
        </table:table-row>
        <table:table-row table:style-name="ro1">
          <table:covered-table-cell table:style-name="ce71"/>
          <table:table-cell table:style-name="ce74" office:value-type="string" calcext:value-type="string" table:number-columns-spanned="5" table:number-rows-spanned="1">
            <text:p>Hash/minuto: 405.191,22</text:p>
          </table:table-cell>
          <table:covered-table-cell table:number-columns-repeated="3"/>
          <table:covered-table-cell table:style-name="ce83"/>
          <table:table-cell table:number-columns-repeated="1018"/>
        </table:table-row>
        <table:table-row table:style-name="ro1">
          <table:covered-table-cell table:style-name="ce72"/>
          <table:table-cell table:style-name="ce75" office:value-type="string" calcext:value-type="string" table:number-columns-spanned="5" table:number-rows-spanned="1">
            <text:p>Sistema Operacional: Windows 10</text:p>
          </table:table-cell>
          <table:covered-table-cell table:number-columns-repeated="3" table:style-name="ce81"/>
          <table:covered-table-cell table:style-name="ce8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70" office:value-type="string" calcext:value-type="string" table:number-columns-spanned="1" table:number-rows-spanned="3">
            <text:p>José Lemos</text:p>
          </table:table-cell>
          <table:table-cell table:style-name="ce76" office:value-type="string" calcext:value-type="string" table:number-columns-spanned="5" table:number-rows-spanned="1">
            <text:p>Processador: Intel(R) Core(™) i3 CPU M 330 @ 2.13GHz 4 núcleos 2.13GHZ</text:p>
          </table:table-cell>
          <table:covered-table-cell table:number-columns-repeated="3" table:style-name="ce80"/>
          <table:covered-table-cell table:style-name="ce82"/>
          <table:table-cell table:number-columns-repeated="1018"/>
        </table:table-row>
        <table:table-row table:style-name="ro1">
          <table:covered-table-cell table:style-name="ce71"/>
          <table:table-cell table:style-name="ce74" office:value-type="string" calcext:value-type="string" table:number-columns-spanned="5" table:number-rows-spanned="1">
            <text:p>Hash/minuto: 289.422,30</text:p>
          </table:table-cell>
          <table:covered-table-cell table:number-columns-repeated="3"/>
          <table:covered-table-cell table:style-name="ce83"/>
          <table:table-cell table:number-columns-repeated="1018"/>
        </table:table-row>
        <table:table-row table:style-name="ro1">
          <table:covered-table-cell table:style-name="ce72"/>
          <table:table-cell table:style-name="ce75" office:value-type="string" calcext:value-type="string" table:number-columns-spanned="5" table:number-rows-spanned="1">
            <text:p>Sistema Operacional: Windows 10 Pro 64 bits</text:p>
          </table:table-cell>
          <table:covered-table-cell table:number-columns-repeated="3" table:style-name="ce81"/>
          <table:covered-table-cell table:style-name="ce8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70" office:value-type="string" calcext:value-type="string" table:number-columns-spanned="1" table:number-rows-spanned="3">
            <text:p>Rafael Calearo</text:p>
          </table:table-cell>
          <table:table-cell table:style-name="ce77" office:value-type="string" calcext:value-type="string" table:number-columns-spanned="5" table:number-rows-spanned="1">
            <text:p>Processador: I3 4º Geração, 4 núcleos de 1.70GHz</text:p>
          </table:table-cell>
          <table:covered-table-cell table:number-columns-repeated="3" table:style-name="ce80"/>
          <table:covered-table-cell table:style-name="ce82"/>
          <table:table-cell table:number-columns-repeated="1018"/>
        </table:table-row>
        <table:table-row table:style-name="ro1">
          <table:covered-table-cell table:style-name="ce71"/>
          <table:table-cell table:style-name="ce78" office:value-type="string" calcext:value-type="string" table:number-columns-spanned="5" table:number-rows-spanned="1">
            <text:p>Hash/minuto: 1.519.467,11</text:p>
          </table:table-cell>
          <table:covered-table-cell table:number-columns-repeated="3"/>
          <table:covered-table-cell table:style-name="ce83"/>
          <table:table-cell table:number-columns-repeated="1018"/>
        </table:table-row>
        <table:table-row table:style-name="ro1">
          <table:covered-table-cell table:style-name="ce72"/>
          <table:table-cell table:style-name="ce79" office:value-type="string" calcext:value-type="string" table:number-columns-spanned="5" table:number-rows-spanned="1">
            <text:p>Sistema Operacional:</text:p>
          </table:table-cell>
          <table:covered-table-cell table:number-columns-repeated="3" table:style-name="ce81"/>
          <table:covered-table-cell table:style-name="ce8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70" office:value-type="string" calcext:value-type="string" table:number-columns-spanned="1" table:number-rows-spanned="3">
            <text:p>Christian Medeiros</text:p>
            <text:p/>
          </table:table-cell>
          <table:table-cell table:style-name="ce77" office:value-type="string" calcext:value-type="string" table:number-columns-spanned="5" table:number-rows-spanned="1">
            <text:p>Processador: I5 2º Geração, 4 núcleos de 2.5GHz</text:p>
          </table:table-cell>
          <table:covered-table-cell table:number-columns-repeated="3" table:style-name="ce80"/>
          <table:covered-table-cell table:style-name="ce82"/>
          <table:table-cell table:number-columns-repeated="1018"/>
        </table:table-row>
        <table:table-row table:style-name="ro1">
          <table:covered-table-cell table:style-name="ce71"/>
          <table:table-cell table:style-name="ce78" office:value-type="string" calcext:value-type="string" table:number-columns-spanned="5" table:number-rows-spanned="1">
            <text:p>Hash/minuto: 151.750.650,83 por minuto sem uso de threads</text:p>
          </table:table-cell>
          <table:covered-table-cell table:number-columns-repeated="3"/>
          <table:covered-table-cell table:style-name="ce83"/>
          <table:table-cell table:number-columns-repeated="1018"/>
        </table:table-row>
        <table:table-row table:style-name="ro1">
          <table:covered-table-cell table:style-name="ce72"/>
          <table:table-cell table:style-name="ce79" office:value-type="string" calcext:value-type="string" table:number-columns-spanned="5" table:number-rows-spanned="1">
            <text:p>Sistema Operacional: Linux 64bits</text:p>
          </table:table-cell>
          <table:covered-table-cell table:number-columns-repeated="3" table:style-name="ce81"/>
          <table:covered-table-cell table:style-name="ce8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1">
          <table:table-cell table:style-name="ce66" office:value-type="string" calcext:value-type="string">
            <text:p>Link do Github</text:p>
          </table:table-cell>
          <table:table-cell table:style-name="ce59" office:value-type="string" calcext:value-type="string" table:number-columns-spanned="5" table:number-rows-spanned="1">
            <text:p><text:a xlink:href="https://github.com/rafatheonly/trabhashmd5" xlink:type="simple">https://github.com/rafatheonly/trabhashmd5</text:a>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>
          <table:table-cell/>
          <table:table-cell table:style-name="ce58" table:number-columns-spanned="5" table:number-rows-spanned="1"/>
          <table:covered-table-cell table:number-columns-repeated="4"/>
          <table:table-cell table:number-columns-repeated="1018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nfiguração de MáquinasTempo'.B3:'Configuração de MáquinasTempo'.E3 'Configuração de MáquinasTempo'.B7:'Configuração de MáquinasTempo'.E7 'Configuração de MáquinasTempo'.B11:'Configuração de MáquinasTempo'.E11 'Configuração de MáquinasTempo'.B15:'Configuração de MáquinasTempo'.E15">
            <calcext:condition calcext:apply-style-name="ConditionalStyle_1" calcext:value="formula-is(LEN(TRIM([.B3]))&gt;0)" calcext:base-cell-address="'Configuração de MáquinasTempo'.B3"/>
          </calcext:conditional-format>
        </calcext:conditional-formats>
      </table:table>
      <table:table table:name="Gráficos" table:style-name="ta4">
        <table:table-column table:style-name="co1" table:number-columns-repeated="1024" table:default-cell-style-name="Default"/>
        <table:table-row table:style-name="ro1">
          <table:table-cell table:number-columns-repeated="3"/>
          <table:table-cell table:style-name="ce88" office:value-type="string" calcext:value-type="string" table:number-columns-spanned="6" table:number-rows-spanned="1">
            <text:p>Gráfico</text:p>
          </table:table-cell>
          <table:covered-table-cell table:number-columns-repeated="5"/>
          <table:table-cell table:style-name="ce64" table:number-columns-repeated="17"/>
          <table:table-cell table:number-columns-repeated="998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85" office:value-type="string" calcext:value-type="string">
            <text:p>Q. de Digitos</text:p>
          </table:table-cell>
          <table:table-cell table:style-name="ce85" office:value-type="string" calcext:value-type="string">
            <text:p>Cor</text:p>
          </table:table-cell>
          <table:table-cell table:style-name="ce85" office:value-type="string" calcext:value-type="string">
            <text:p>Quebradas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4 Digitos</text:p>
          </table:table-cell>
          <table:table-cell table:style-name="ce44" office:value-type="string" calcext:value-type="string">
            <text:p>Vermelho</text:p>
          </table:table-cell>
          <table:table-cell table:style-name="ce86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5 Digitos</text:p>
          </table:table-cell>
          <table:table-cell table:style-name="ce45" office:value-type="string" calcext:value-type="string">
            <text:p>Verde</text:p>
          </table:table-cell>
          <table:table-cell table:style-name="ce89" office:value-type="float" office:value="24" calcext:value-type="float">
            <text:p>24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6 Digitos</text:p>
          </table:table-cell>
          <table:table-cell table:style-name="ce46" office:value-type="string" calcext:value-type="string">
            <text:p>Azul</text:p>
          </table:table-cell>
          <table:table-cell table:style-name="ce89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7 Digitos</text:p>
          </table:table-cell>
          <table:table-cell table:style-name="ce47" office:value-type="string" calcext:value-type="string">
            <text:p>Laranja</text:p>
          </table:table-cell>
          <table:table-cell table:style-name="ce89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8 Digitos</text:p>
          </table:table-cell>
          <table:table-cell table:style-name="ce48" office:value-type="string" calcext:value-type="string">
            <text:p>Roxo</text:p>
          </table:table-cell>
          <table:table-cell table:style-name="ce89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/>
          <table:table-cell table:style-name="ce86" office:value-type="string" calcext:value-type="string">
            <text:p>Faltan</text:p>
          </table:table-cell>
          <table:table-cell table:style-name="ce87" office:value-type="string" calcext:value-type="string">
            <text:p>Branco</text:p>
          </table:table-cell>
          <table:table-cell table:style-name="ce89" table:formula="of:=[$Hashs.I11]" office:value-type="string" office:string-value="49" calcext:value-type="string">
            <text:p>4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Gráficos.G29" table:end-x="5.95pt" table:end-y="3.74pt" draw:z-index="1" draw:name="Chart 2" draw:style-name="gr1" draw:text-style-name="P1" svg:width="535.46pt" svg:height="278.22pt" svg:x="10.49pt" svg:y="9.01pt">
              <loext:p draw:notify-on-update-of-ranges="Gráficos.C4:Gráficos.C9 Gráficos.D4:Gráficos.D9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>
            <draw:frame table:end-cell-address="Gráficos.M29" table:end-x="23.95pt" table:end-y="2.98pt" draw:z-index="0" draw:name="Chart 1" draw:style-name="gr1" draw:text-style-name="P1" svg:width="535.46pt" svg:height="278.22pt" svg:x="28.49pt" svg:y="8.25pt">
              <loext:p draw:notify-on-update-of-ranges="Gráficos.C4:Gráficos.C9 Gráficos.D4:Gráficos.D9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20">
          <table:table-cell table:number-columns-repeated="1024"/>
        </table:table-row>
        <table:table-row table:style-name="ro1">
          <table:table-cell table:number-columns-repeated="4"/>
          <table:table-cell table:style-name="ce90"/>
          <table:table-cell table:number-columns-repeated="1019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 fo:border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ashs" style:display-name="PageStyle_Hash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ints" style:display-name="PageStyle_Pri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ção_20_de_20_MáquinasTempo" style:display-name="PageStyle_Configuração de MáquinasTemp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02" meta:object-count="2"/>
    <meta:generator>LibreOfficeDev/5.1.0.3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="solid" draw:fill-color="#dc3912"/>
    </style:style>
    <style:style style:name="ch9" style:family="chart">
      <style:chart-properties chart:solid-type="cuboid"/>
      <style:graphic-properties draw:fill="solid" draw:fill-color="#ff9900"/>
    </style:style>
    <style:style style:name="ch10" style:family="chart">
      <style:chart-properties chart:solid-type="cuboid"/>
      <style:graphic-properties draw:fill="solid" draw:fill-color="#109618"/>
    </style:style>
    <style:style style:name="ch11" style:family="chart">
      <style:chart-properties chart:solid-type="cuboid"/>
      <style:graphic-properties draw:fill="solid" draw:fill-color="#990099"/>
    </style:style>
    <style:style style:name="ch12" style:family="chart">
      <style:chart-properties chart:solid-type="cuboid"/>
      <style:graphic-properties draw:fill="solid" draw:fill-color="#0099c6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circle" chart:style-name="ch1">
        <chart:legend chart:legend-position="end" svg:x="16.575cm" svg:y="3.364cm" style:legend-expansion="high" chart:style-name="ch2"/>
        <chart:plot-area chart:style-name="ch3" table:cell-range-address="Gráficos.C4:Gráficos.D9" chart:data-source-has-labels="column" svg:x="0.377cm" svg:y="0.196cm" svg:width="15.821cm" svg:height="9.424cm">
          <chartooo:coordinate-region svg:x="3.576cm" svg:y="0.197cm" svg:width="9.423cm" svg:height="9.423cm"/>
          <chart:axis chart:dimension="x" chart:name="primary-x" chart:style-name="ch4" chartooo:axis-type="text">
            <chart:categories table:cell-range-address="Gráficos.C4:Gráficos.C9"/>
          </chart:axis>
          <chart:axis chart:dimension="y" chart:name="primary-y" chart:style-name="ch5"/>
          <chart:series chart:style-name="ch6" chart:values-cell-range-address="Gráficos.D4:Gráficos.D9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Vermelho</text:p>
                <draw:g>
                  <svg:desc>Gráficos.C4:Gráficos.C9</svg:desc>
                </draw:g>
              </table:table-cell>
              <table:table-cell office:value-type="float" office:value="30">
                <text:p>30</text:p>
                <draw:g>
                  <svg:desc>Gráficos.D4:Gráficos.D9</svg:desc>
                </draw:g>
              </table:table-cell>
            </table:table-row>
            <table:table-row>
              <table:table-cell office:value-type="string">
                <text:p>Verd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zu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aranj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x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ranc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gap-width="150" chart:reverse-direction="false" text:line-break="false" loext:try-staggering-first="false" chart:link-data-style-to-source="false" chart:axis-position="0" chart:tick-mark-position="at-axis"/>
      <style:graphic-properties draw:stroke="none" svg:stroke-width="0.132cm" svg:stroke-color="#b3b3b3"/>
      <style:text-properties style:text-position="0% 100%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link-data-style-to-source="true"/>
      <style:graphic-properties draw:stroke="none" draw:fill-color="#3366cc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fill-color="#83caff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8.891cm" svg:height="9.816cm" xlink:href=".." xlink:type="simple" chart:class="chart:bar" chart:style-name="ch1">
        <chart:legend chart:legend-position="end" svg:x="16.575cm" svg:y="3.364cm" style:legend-expansion="high" chart:style-name="ch2"/>
        <chart:plot-area chart:style-name="ch3" table:cell-range-address="Gráficos.C4:Gráficos.D9" chart:data-source-has-labels="column" svg:x="0.377cm" svg:y="0.196cm" svg:width="15.821cm" svg:height="9.424cm">
          <chartooo:coordinate-region svg:x="1.051cm" svg:y="0.396cm" svg:width="15.147cm" svg:height="8.577cm"/>
          <chart:axis chart:dimension="x" chart:name="primary-x" chart:style-name="ch4" chartooo:axis-type="text">
            <chart:categories table:cell-range-address="Gráficos.C4:Gráficos.C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áficos.D4:Gráficos.D9" chart:class="chart:bar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Vermelho</text:p>
                <draw:g>
                  <svg:desc>Gráficos.C4:Gráficos.C9</svg:desc>
                </draw:g>
              </table:table-cell>
              <table:table-cell office:value-type="float" office:value="30">
                <text:p>30</text:p>
                <draw:g>
                  <svg:desc>Gráficos.D4:Gráficos.D9</svg:desc>
                </draw:g>
              </table:table-cell>
            </table:table-row>
            <table:table-row>
              <table:table-cell office:value-type="string">
                <text:p>Verd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Azul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aranja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Roxo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ranco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1.0.3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